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ee3a7" officeooo:paragraph-rsid="000ee3a7"/>
    </style:style>
    <style:style style:name="P2" style:family="paragraph" style:parent-style-name="Text_20_body">
      <style:text-properties officeooo:rsid="001056e1" officeooo:paragraph-rsid="001056e1"/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056e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text:span text:style-name="T1">28 05 11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147_1401720023" text:style-name="Index_20_Link" text:visited-style-name="Index_20_Link">PART 1 - GENERAL<text:tab/>1</text:a></text:p>
          <text:p text:style-name="P5"><text:a xlink:type="simple" xlink:href="#__RefHeading__151_1401720023" text:style-name="Index_20_Link" text:visited-style-name="Index_20_Link">SUMMARY<text:tab/>1</text:a></text:p>
          <text:p text:style-name="P3"><text:a xlink:type="simple" xlink:href="#__RefHeading__153_1401720023" text:style-name="Index_20_Link" text:visited-style-name="Index_20_Link">Section Includes<text:tab/>1</text:a></text:p>
          <text:p text:style-name="P3"><text:a xlink:type="simple" xlink:href="#__RefHeading__155_1401720023" text:style-name="Index_20_Link" text:visited-style-name="Index_20_Link">Products Furnished [or] Supplied But Not Installed Under This Section<text:tab/>1</text:a></text:p>
          <text:p text:style-name="P3"><text:a xlink:type="simple" xlink:href="#__RefHeading__157_1401720023" text:style-name="Index_20_Link" text:visited-style-name="Index_20_Link">Related Requirements<text:tab/>1</text:a></text:p>
          <text:p text:style-name="P5"><text:a xlink:type="simple" xlink:href="#__RefHeading__159_1401720023" text:style-name="Index_20_Link" text:visited-style-name="Index_20_Link">PRICE AND PAYMENT PROCEDURES<text:tab/>1</text:a></text:p>
          <text:p text:style-name="P5"><text:a xlink:type="simple" xlink:href="#__RefHeading__179_1401720023" text:style-name="Index_20_Link" text:visited-style-name="Index_20_Link">REFERENCES<text:tab/>1</text:a></text:p>
          <text:p text:style-name="P5"><text:a xlink:type="simple" xlink:href="#__RefHeading__181_1401720023" text:style-name="Index_20_Link" text:visited-style-name="Index_20_Link">Administrative Requirements<text:tab/>2</text:a></text:p>
          <text:p text:style-name="P5"><text:a xlink:type="simple" xlink:href="#__RefHeading__161_1401720023" text:style-name="Index_20_Link" text:visited-style-name="Index_20_Link">SUBMITTALS<text:tab/>2</text:a></text:p>
          <text:p text:style-name="P5"><text:a xlink:type="simple" xlink:href="#__RefHeading__163_1401720023" text:style-name="Index_20_Link" text:visited-style-name="Index_20_Link">ACTION SUBMITTALS / INFORMATIONAL SUBMITTALS<text:tab/>2</text:a></text:p>
          <text:p text:style-name="P5"><text:a xlink:type="simple" xlink:href="#__RefHeading__165_1401720023" text:style-name="Index_20_Link" text:visited-style-name="Index_20_Link">CLOSEOUT SUBMITTALS<text:tab/>2</text:a></text:p>
          <text:p text:style-name="P5"><text:a xlink:type="simple" xlink:href="#__RefHeading__167_1401720023" text:style-name="Index_20_Link" text:visited-style-name="Index_20_Link">MAINTENANCE MATERIAL SUBMITTALS<text:tab/>2</text:a></text:p>
          <text:p text:style-name="P5"><text:a xlink:type="simple" xlink:href="#__RefHeading__169_1401720023" text:style-name="Index_20_Link" text:visited-style-name="Index_20_Link">QUALITY ASSURANCE<text:tab/>2</text:a></text:p>
          <text:p text:style-name="P5"><text:a xlink:type="simple" xlink:href="#__RefHeading__171_1401720023" text:style-name="Index_20_Link" text:visited-style-name="Index_20_Link">DELIVERY, STORAGE, HANDLING<text:tab/>2</text:a></text:p>
          <text:p text:style-name="P5"><text:a xlink:type="simple" xlink:href="#__RefHeading__173_1401720023" text:style-name="Index_20_Link" text:visited-style-name="Index_20_Link">FIELD [or] SITE CONDITIONS<text:tab/>2</text:a></text:p>
          <text:p text:style-name="P5"><text:a xlink:type="simple" xlink:href="#__RefHeading__175_1401720023" text:style-name="Index_20_Link" text:visited-style-name="Index_20_Link">WARRANTY [or] BOND<text:tab/>2</text:a></text:p>
          <text:p text:style-name="P4"><text:a xlink:type="simple" xlink:href="#__RefHeading__177_1401720023" text:style-name="Index_20_Link" text:visited-style-name="Index_20_Link">PART 2 – PRODUCTS<text:tab/>2</text:a></text:p>
        </text:index-body>
      </text:table-of-content>
      <text:h text:style-name="Heading_20_1" text:outline-level="1"><text:bookmark-start text:name="__RefHeading__147_1401720023"/>PART 1 - GENERAL<text:bookmark-end text:name="__RefHeading__147_1401720023"/></text:h>
      <text:h text:style-name="Heading_20_2" text:outline-level="2"><text:bookmark-start text:name="__RefHeading__151_1401720023"/>SUMMARY<text:bookmark-end text:name="__RefHeading__151_1401720023"/></text:h>
      <text:h text:style-name="Heading_20_3" text:outline-level="3"><text:bookmark-start text:name="__RefHeading__153_1401720023"/>Section Includes<text:bookmark-end text:name="__RefHeading__153_1401720023"/></text:h>
      <text:p text:style-name="P2">t.b.d.</text:p>
      <text:h text:style-name="Heading_20_3" text:outline-level="3"><text:bookmark-start text:name="__RefHeading__155_1401720023"/>Products Furnished [or] Supplied But Not Installed Under This Section<text:bookmark-end text:name="__RefHeading__155_1401720023"/></text:h>
      <text:p text:style-name="P2">t.b.d.</text:p>
      <text:h text:style-name="Heading_20_3" text:outline-level="3"><text:bookmark-start text:name="__RefHeading__157_1401720023"/>Related Requirements<text:bookmark-end text:name="__RefHeading__157_1401720023"/></text:h>
      <text:p text:style-name="P2">t.b.d.</text:p>
      <text:h text:style-name="Heading_20_2" text:outline-level="2"><text:bookmark-start text:name="__RefHeading__159_1401720023"/>PRICE AND PAYMENT PROCEDURES<text:bookmark-end text:name="__RefHeading__159_1401720023"/></text:h>
      <text:p text:style-name="P1">…</text:p>
      <text:h text:style-name="Heading_20_2" text:outline-level="2"><text:bookmark-start text:name="__RefHeading__179_1401720023"/>REFERENCES<text:bookmark-end text:name="__RefHeading__179_1401720023"/></text:h>
      <text:p text:style-name="P2">Abbreviations and Acronyms</text:p>
      <text:p text:style-name="P2">Defintions</text:p>
      <text:p text:style-name="P2"><text:soft-page-break/>Reference Standards</text:p>
      <text:h text:style-name="Heading_20_2" text:outline-level="2"><text:bookmark-start text:name="__RefHeading__181_1401720023"/>Administrative Requirements<text:bookmark-end text:name="__RefHeading__181_1401720023"/></text:h>
      <text:p text:style-name="P2">Coordination</text:p>
      <text:p text:style-name="P2">Preinstallation Meetings</text:p>
      <text:p text:style-name="P2">Sequencing</text:p>
      <text:p text:style-name="P2">Scheduling</text:p>
      <text:h text:style-name="Heading_20_2" text:outline-level="2"><text:bookmark-start text:name="__RefHeading__161_1401720023"/>SUBMITTALS<text:bookmark-end text:name="__RefHeading__161_1401720023"/></text:h>
      <text:h text:style-name="Heading_20_2" text:outline-level="2"><text:bookmark-start text:name="__RefHeading__163_1401720023"/>ACTION SUBMITTALS / INFORMATIONAL SUBMITTALS<text:bookmark-end text:name="__RefHeading__163_1401720023"/></text:h>
      <text:h text:style-name="Heading_20_2" text:outline-level="2"><text:bookmark-start text:name="__RefHeading__165_1401720023"/>CLOSEOUT SUBMITTALS<text:bookmark-end text:name="__RefHeading__165_1401720023"/></text:h>
      <text:h text:style-name="Heading_20_2" text:outline-level="2"><text:bookmark-start text:name="__RefHeading__167_1401720023"/>MAINTENANCE MATERIAL SUBMITTALS<text:bookmark-end text:name="__RefHeading__167_1401720023"/></text:h>
      <text:h text:style-name="Heading_20_2" text:outline-level="2"><text:bookmark-start text:name="__RefHeading__169_1401720023"/>QUALITY ASSURANCE<text:bookmark-end text:name="__RefHeading__169_1401720023"/></text:h>
      <text:h text:style-name="Heading_20_2" text:outline-level="2"><text:bookmark-start text:name="__RefHeading__171_1401720023"/>DELIVERY, STORAGE, HANDLING<text:bookmark-end text:name="__RefHeading__171_1401720023"/></text:h>
      <text:h text:style-name="Heading_20_2" text:outline-level="2"><text:bookmark-start text:name="__RefHeading__173_1401720023"/>FIELD [or] SITE CONDITIONS<text:bookmark-end text:name="__RefHeading__173_1401720023"/></text:h>
      <text:h text:style-name="Heading_20_2" text:outline-level="2"><text:bookmark-start text:name="__RefHeading__175_1401720023"/>WARRANTY [or] BOND<text:bookmark-end text:name="__RefHeading__175_1401720023"/></text:h>
      <text:p text:style-name="P2">…</text:p>
      <text:h text:style-name="Heading_20_1" text:outline-level="1"><text:bookmark-start text:name="__RefHeading__177_1401720023"/>PART 2 – PRODUCTS<text:bookmark-end text:name="__RefHeading__177_1401720023"/></text:h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1T08:34:15.737762001</dc:date>
    <meta:editing-duration>PT18M9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2" meta:paragraph-count="48" meta:word-count="143" meta:character-count="994" meta:non-whitespace-character-count="897"/>
  </office:meta>
</office:document-meta>
</file>